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ailetContextWrapper.sendMail( MailAddress sender , Collection recipients , MimeMessage ms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iletContextWrapper.sendMail( MimeMessage ms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iletContextWrapper.getAttribute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iletContextWrapper.getMinorVer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iletContextWrapper.getMajorVer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iletContextWrapper.log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iletContextWrapper.isLocalEmail( MailAddress mailAddre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iletContextWrapper.getMailServers( String ho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iletContextWrapper.removeAttribut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iletContextWrapper.bounce( Mail mail ,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iletContextWrapper.getPostmas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iletContextWrapper.MailetContextWrapper( MailetContext mailetContext , Logger log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oader.setMailetContext( MailetContext mailet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iletContextWrapper.storeMail( MailAddress sender , MailAddress recipient , MimeMessage ms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ader.initial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iletContextWrapper.log( String message , Throwable 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iletContextWrapper.sendMail( Mail mai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iletContextWrapper.bounce( Mail mail , String message , MailAddress bounc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iletContextWrapper.isLocalServer( String server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iletContextWrapper.setAttribute( String name , Object ob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iletContextWrapper.getServerInf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iletContextWrapper.getSMTPHostAddresses( String domain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ader.getPackages( Configuration conf , String packageTyp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Loader.service( ServiceManager sm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MailetContextWrapper.getAttribut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iletContextWrapper.sendMail( MailAddress sender , Collection recipients , MimeMessage msg , String st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iletContextWrapper.isLocalUser( String userAccou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